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144" officeooo:paragraph-rsid="00007144"/>
    </style:style>
    <style:style style:name="T1" style:family="text">
      <style:text-properties style:text-position="super 58%"/>
    </style:style>
    <style:style style:name="T2" style:family="text">
      <style:text-properties officeooo:rsid="00015c8d"/>
    </style:style>
    <style:style style:name="T3" style:family="text">
      <style:text-properties officeooo:rsid="000230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the ELTeC : part 3</text:p>
      <text:p text:style-name="P1"/>
      <text:p text:style-name="P1">My quest for a reasonably reliably complete list of 19<text:span text:style-name="T1">th</text:span> c. English niovels complete with indication of available electronic versions thereof made a large leap forward as a result of the generosity of others. </text:p>
      <text:p text:style-name="P1"/>
      <text:p text:style-name="P1">Firstly, Professor Troy Bassett of <text:span text:style-name="T3">Purdue University Fort Wayne</text:span>, whom God Preserve, tells me that he will now start distributing regular extracts from his database at Wherever in CSV form for my mungeing pleasure. I spent some time testing this out, using Libre Office to convert the CSV into an XML form which I could then reprocess with yet another xslt stylesheet. This worked reasonably well (eventually) and I was able to create a new version of the Bassett data in TEI, all 15,682 records of it. <text:s/>To merge in identifiers for VWWP, Internet Archive, Gutenberg, and Google texts I <text:s/>used a simple minded stylesheet which tries to match on the magic keys I created earlier. This too worked, though not exactly with blistering speed, and I produced a second version of the Bassett TEI file with added references. Of those 15,682 titles, only 3,430 have at least one digital version and there are a total of 3813 digital versions in all. </text:p>
      <text:p text:style-name="P1"/>
      <text:p text:style-name="P1">Secondly, and with some trepidation, I approached the sacred grove of Big Data and sent a plea for help to the nice people who run Hathi Trust. Who responded pointing me to Underwood’s extracts from the Hathi <text:span text:style-name="T2">metadata </text:span><text:s/>(which I think I’d stumbled across last year some time) as a less painful way of getting what I want without wading through millions of records. Up to a point: in <text:span text:style-name="T2">fact, going via Libreoffice to convert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1:12:37.811993431</meta:creation-date>
    <dc:date>2018-05-27T12:06:13.588726180</dc:date>
    <meta:editing-duration>PT23M1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277" meta:character-count="1595" meta:non-whitespace-character-count="1316"/>
  </office:meta>
</office:document-meta>
</file>